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6afa8" officeooo:paragraph-rsid="0006afa8"/>
    </style:style>
    <style:style style:name="P2" style:family="paragraph" style:parent-style-name="Standard" style:list-style-name="L1">
      <style:text-properties officeooo:rsid="0009d31e" officeooo:paragraph-rsid="0009d3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9029536622931620" text:style-name="L1">
        <text:list-item>
          <text:p text:style-name="P1">Where’s the star?</text:p>
        </text:list-item>
        <text:list-item>
          <text:p text:style-name="P1">Where’s the rectangle?</text:p>
        </text:list-item>
        <text:list-item>
          <text:p text:style-name="P1">Where’s the triangle?</text:p>
        </text:list-item>
        <text:list-item>
          <text:p text:style-name="P1">Where’s the square?</text:p>
        </text:list-item>
        <text:list-item>
          <text:p text:style-name="P1">Where’s the oval?</text:p>
        </text:list-item>
        <text:list-item>
          <text:p text:style-name="P1">Where’s the Circle?</text:p>
        </text:list-item>
        <text:list-item>
          <text:p text:style-name="P1">Where’s the Diamond?</text:p>
        </text:list-item>
        <text:list-item>
          <text:p text:style-name="P1">Yeah!</text:p>
        </text:list-item>
        <text:list-item>
          <text:p text:style-name="P1">Star!</text:p>
        </text:list-item>
        <text:list-item>
          <text:p text:style-name="P1">Rectangle!</text:p>
        </text:list-item>
        <text:list-item>
          <text:p text:style-name="P1">Square!</text:p>
        </text:list-item>
        <text:list-item>
          <text:p text:style-name="P1">Oval!</text:p>
        </text:list-item>
        <text:list-item>
          <text:p text:style-name="P1">Circle!</text:p>
        </text:list-item>
        <text:list-item>
          <text:p text:style-name="P1">Diamond!</text:p>
        </text:list-item>
        <text:list-item>
          <text:p text:style-name="P1">Triangle!</text:p>
        </text:list-item>
        <text:list-item>
          <text:p text:style-name="P1">Yay!</text:p>
        </text:list-item>
        <text:list-item>
          <text:p text:style-name="P1">Yes!</text:p>
        </text:list-item>
        <text:list-item>
          <text:p text:style-name="P1">Way to go!</text:p>
        </text:list-item>
        <text:list-item>
          <text:p text:style-name="P2">Good job!</text:p>
        </text:list-item>
        <text:list-item>
          <text:p text:style-name="P1">Which one is blue?</text:p>
        </text:list-item>
        <text:list-item>
          <text:p text:style-name="P1">Which one is red?</text:p>
        </text:list-item>
        <text:list-item>
          <text:p text:style-name="P1">Which one is orange?</text:p>
        </text:list-item>
        <text:list-item>
          <text:p text:style-name="P1">Which one is yellow?</text:p>
        </text:list-item>
        <text:list-item>
          <text:p text:style-name="P1">Which one is green?</text:p>
        </text:list-item>
        <text:list-item>
          <text:p text:style-name="P1">Which one is purple?</text:p>
        </text:list-item>
        <text:list-item>
          <text:p text:style-name="P1">Blue!</text:p>
        </text:list-item>
        <text:list-item>
          <text:p text:style-name="P1">Red!</text:p>
        </text:list-item>
        <text:list-item>
          <text:p text:style-name="P1">Orange!</text:p>
        </text:list-item>
        <text:list-item>
          <text:p text:style-name="P1">Yellow!</text:p>
        </text:list-item>
        <text:list-item>
          <text:p text:style-name="P1">Green!</text:p>
        </text:list-item>
        <text:list-item>
          <text:p text:style-name="P1">Purple!</text:p>
        </text:list-item>
        <text:list-item>
          <text:p text:style-name="P1">Try again.</text:p>
        </text:list-item>
        <text:list-item>
          <text:p text:style-name="P1">Nope!</text:p>
        </text:list-item>
        <text:list-item>
          <text:p text:style-name="P1">That’s a star. </text:p>
        </text:list-item>
        <text:list-item>
          <text:p text:style-name="P1">That’s a rectangle.</text:p>
        </text:list-item>
        <text:list-item>
          <text:p text:style-name="P1">That’s a square.</text:p>
        </text:list-item>
        <text:list-item>
          <text:p text:style-name="P1">That’s an oval.</text:p>
        </text:list-item>
        <text:list-item>
          <text:p text:style-name="P1">That’s a circle.</text:p>
        </text:list-item>
        <text:list-item>
          <text:p text:style-name="P1">That’s a diamond.</text:p>
        </text:list-item>
        <text:list-item>
          <text:p text:style-name="P1">That’s a triangle.</text:p>
        </text:list-item>
        <text:list-item>
          <text:p text:style-name="P1">That’s red.</text:p>
        </text:list-item>
        <text:list-item>
          <text:p text:style-name="P1">That’s orange.</text:p>
        </text:list-item>
        <text:list-item>
          <text:p text:style-name="P1">That’s yellow.</text:p>
        </text:list-item>
        <text:list-item>
          <text:p text:style-name="P1">That’s green.</text:p>
        </text:list-item>
        <text:list-item>
          <text:p text:style-name="P1">That’s blue.</text:p>
        </text:list-item>
        <text:list-item>
          <text:p text:style-name="P1">That’s purp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1:06:14.335000000</meta:creation-date>
    <meta:editing-duration>PT5H38M45S</meta:editing-duration>
    <meta:editing-cycles>3</meta:editing-cycles>
    <meta:generator>LibreOffice/5.1.3.2$Windows_X86_64 LibreOffice_project/644e4637d1d8544fd9f56425bd6cec110e49301b</meta:generator>
    <dc:date>2016-08-24T16:44:14.974000000</dc:date>
    <meta:document-statistic meta:table-count="0" meta:image-count="0" meta:object-count="0" meta:page-count="1" meta:paragraph-count="46" meta:word-count="148" meta:character-count="706" meta:non-whitespace-character-count="649"/>
  </office:meta>
</office:document-meta>
</file>